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NTEGRACION LUZ S.R.L.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INTEGRACION LUZ S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9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NECIOSUP GARCIA, YEINSON GEORGE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MENDOZA ROQUE, NICOMEDES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4</text:p>
          </table:table-cell>
        </table:table-row>
        <table:table-row>
          <table:table-cell table:style-name="Tabla1.A2" office:value-type="float" office:value="0">
            <text:p text:style-name="P7">GALLINAS BB</text:p>
          </table:table-cell>
          <table:table-cell table:style-name="Tabla1.B2" office:value-type="string">
            <text:p text:style-name="P9">Cant.Cajas: <text:span text:style-name="T11">1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/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/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7T18:30:0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